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a585" officeooo:paragraph-rsid="0010a585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text-properties fo:color="#d4d4d4" style:font-name="Droid Sans Mono" fo:font-size="10.5pt" fo:font-weight="normal" officeooo:rsid="0010a585" officeooo:paragraph-rsid="0010a585" fo:background-color="#1e1e1e"/>
    </style:style>
    <style:style style:name="P4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10a585" officeooo:paragraph-rsid="0010a585" fo:background-color="#1e1e1e"/>
    </style:style>
    <style:style style:name="P5" style:family="paragraph" style:parent-style-name="Standard">
      <style:text-properties fo:color="#d4d4d4" style:font-name="Droid Sans Mono" fo:font-size="10.5pt" fo:font-weight="normal" officeooo:paragraph-rsid="0010a585" fo:background-color="#1e1e1e"/>
    </style:style>
    <style:style style:name="P6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127de8" officeooo:paragraph-rsid="00127de8" fo:background-color="#1e1e1e"/>
    </style:style>
    <style:style style:name="P7" style:family="paragraph" style:parent-style-name="Standard">
      <style:paragraph-properties style:line-height-at-least="0.503cm"/>
      <style:text-properties fo:color="#d4d4d4" fo:background-color="#1e1e1e"/>
    </style:style>
    <style:style style:name="P8" style:family="paragraph" style:parent-style-name="Standard">
      <style:paragraph-properties style:line-height-at-least="0.503cm"/>
      <style:text-properties fo:color="#d7ba7d" style:font-name="Droid Sans Mono" fo:font-size="10.5pt" fo:font-weight="normal" fo:background-color="#1e1e1e"/>
    </style:style>
    <style:style style:name="P9" style:family="paragraph" style:parent-style-name="Standard">
      <style:paragraph-properties style:line-height-at-least="0.503cm"/>
    </style:style>
    <style:style style:name="P10" style:family="paragraph" style:parent-style-name="Standard">
      <style:text-properties officeooo:rsid="00127de8" officeooo:paragraph-rsid="00127de8"/>
    </style:style>
    <style:style style:name="T1" style:family="text">
      <style:text-properties fo:color="#808080"/>
    </style:style>
    <style:style style:name="T2" style:family="text">
      <style:text-properties fo:color="#808080" style:font-name="Droid Sans Mono" fo:font-size="10.5pt" fo:font-weight="normal"/>
    </style:style>
    <style:style style:name="T3" style:family="text">
      <style:text-properties fo:color="#808080" officeooo:rsid="0010a585"/>
    </style:style>
    <style:style style:name="T4" style:family="text">
      <style:text-properties fo:color="#569cd6"/>
    </style:style>
    <style:style style:name="T5" style:family="text">
      <style:text-properties fo:color="#569cd6" style:font-name="Droid Sans Mono" fo:font-size="10.5pt" fo:font-weight="normal"/>
    </style:style>
    <style:style style:name="T6" style:family="text">
      <style:text-properties fo:color="#9cdcfe"/>
    </style:style>
    <style:style style:name="T7" style:family="text">
      <style:text-properties fo:color="#9cdcfe" style:font-name="Droid Sans Mono" fo:font-size="10.5pt" fo:font-weight="normal"/>
    </style:style>
    <style:style style:name="T8" style:family="text">
      <style:text-properties fo:color="#ce9178"/>
    </style:style>
    <style:style style:name="T9" style:family="text">
      <style:text-properties fo:color="#ce9178" style:font-name="Droid Sans Mono" fo:font-size="10.5pt" fo:font-weight="normal"/>
    </style:style>
    <style:style style:name="T10" style:family="text">
      <style:text-properties style:font-name="Droid Sans Mono" fo:font-size="10.5pt" fo:font-weight="normal"/>
    </style:style>
    <style:style style:name="T11" style:family="text">
      <style:text-properties officeooo:rsid="00127d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otstrap</text:p>
      <text:p text:style-name="P1"/>
      <text:p text:style-name="P1">Tutorial 1: Seting up a project </text:p>
      <text:p text:style-name="P1"/>
      <text:p text:style-name="P3"><text:span text:style-name="T1">&lt;</text:span><text:span text:style-name="T4">body</text:span> <text:span text:style-name="T6">class</text:span>=<text:span text:style-name="T8">"container"</text:span> <text:span text:style-name="T1">&gt;</text:span> </text:p>
      <text:p text:style-name="P7">    <text:span text:style-name="T2">&lt;</text:span><text:span text:style-name="T5">div</text:span><text:span text:style-name="T10"> </text:span><text:span text:style-name="T7">class</text:span><text:span text:style-name="T10">=</text:span><text:span text:style-name="T9">"btn btn-primary"</text:span><text:span text:style-name="T2">&gt;</text:span><text:span text:style-name="T10">Hello World!</text:span><text:span text:style-name="T2">&lt;/</text:span><text:span text:style-name="T5">div</text:span><text:span text:style-name="T2">&gt;</text:span></text:p>
      <text:p text:style-name="P2"><text:span text:style-name="T1">&lt;/</text:span><text:span text:style-name="T4">body</text:span><text:span text:style-name="T1">&gt;</text:span></text:p>
      <text:p text:style-name="P1"/>
      <text:p text:style-name="P1">crear un container y que dentro haya un div</text:p>
      <text:p text:style-name="P1"/>
      <text:p text:style-name="P1"/>
      <text:p text:style-name="P1"/>
      <text:p text:style-name="P1">Tutorial 2: Grid System</text:p>
      <text:p text:style-name="P1"/>
      <text:p text:style-name="P1">Estilos para cada clase</text:p>
      <text:p text:style-name="P1"/>
      <text:p text:style-name="P3"><text:span text:style-name="T1">&lt;</text:span><text:span text:style-name="T4">style</text:span><text:span text:style-name="T1">&gt;</text:span></text:p>
      <text:p text:style-name="P8">.red</text:p>
      <text:p text:style-name="P2">{</text:p>
      <text:p text:style-name="P2"><text:span text:style-name="T6">color</text:span>: <text:span text:style-name="T8">white</text:span>;</text:p>
      <text:p text:style-name="P2"><text:span text:style-name="T6">background-color</text:span>: <text:span text:style-name="T8">red</text:span>;</text:p>
      <text:p text:style-name="P2">}</text:p>
      <text:p text:style-name="P2"><text:span text:style-name="T1">&lt;/</text:span><text:span text:style-name="T4">style</text:span><text:span text:style-name="T1">&gt;</text:span></text:p>
      <text:p text:style-name="P2"><text:span text:style-name="T3"/></text:p>
      <text:p text:style-name="P4"><text:span text:style-name="T3"/></text:p>
      <text:p text:style-name="P1">Por ejemplo: </text:p>
      <text:p text:style-name="P1"/>
      <text:p text:style-name="P3"><text:span text:style-name="T1">&lt;</text:span><text:span text:style-name="T4">div</text:span> <text:span text:style-name="T6">class</text:span>=<text:span text:style-name="T8">"col-4 red"</text:span><text:span text:style-name="T1">&gt;</text:span></text:p>
      <text:p text:style-name="P1"/>
      <text:p text:style-name="P1"/>
      <text:p text:style-name="P10">Tutorial 3: More Grid Sizes</text:p>
      <text:p text:style-name="P10"/>
      <text:p text:style-name="P10">Asignar a cada div un tamaño</text:p>
      <text:p text:style-name="P5"><text:span text:style-name="T1"/></text:p>
      <text:p text:style-name="P2"><text:span text:style-name="T1">&lt;</text:span><text:span text:style-name="T4">div</text:span> <text:span text:style-name="T6">class</text:span>=<text:span text:style-name="T8">"col-12 col-sm-6 col-md-4 col-lg-3 col-xl-2 red"</text:span><text:span text:style-name="T1">&gt;</text:span></text:p>
      <text:p text:style-name="P9"/>
      <text:p text:style-name="P2"><text:span text:style-name="T1">&lt;</text:span><text:span text:style-name="T4">div</text:span> <text:span text:style-name="T6">class</text:span>=<text:span text:style-name="T8">"col-12 col-sm-6 col-md-4 col-lg-3 col-xl-2 green"</text:span><text:span text:style-name="T1">&gt;</text:span></text:p>
      <text:p text:style-name="P9"/>
      <text:p text:style-name="P2"><text:span text:style-name="T1">&lt;</text:span><text:span text:style-name="T4">div</text:span> <text:span text:style-name="T6">class</text:span>=<text:span text:style-name="T8">"col-12 col-sm-6 col-md-4 col-lg-3 col-xl-2 blue"</text:span><text:span text:style-name="T1">&gt;</text:span></text:p>
      <text:p text:style-name="P2"><text:span text:style-name="T1"/></text:p>
      <text:p text:style-name="P6"><text:span text:style-name="T1"/></text:p>
      <text:p text:style-name="P6"><text:span text:style-name="T1"/></text:p>
      <text:p text:style-name="P1">Tutorial <text:span text:style-name="T11">4</text:span>: <text:span text:style-name="T11">Varying</text:span> Grid Sizes</text:p>
      <text:p text:style-name="P1"/>
      <text:p text:style-name="P10">cambia los tamaño de los divs</text:p>
      <text:p text:style-name="P10"/>
      <text:p text:style-name="P10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19:48:50.086358019</meta:creation-date>
    <dc:date>2018-10-20T20:23:16.475591130</dc:date>
    <meta:editing-duration>PT4M6S</meta:editing-duration>
    <meta:editing-cycles>1</meta:editing-cycles>
    <meta:generator>LibreOffice/6.0.6.2$Linux_X86_64 LibreOffice_project/00m0$Build-2</meta:generator>
    <meta:document-statistic meta:table-count="0" meta:image-count="0" meta:object-count="0" meta:page-count="1" meta:paragraph-count="24" meta:word-count="89" meta:character-count="603" meta:non-whitespace-character-count="531"/>
  </office:meta>
</office:document-meta>
</file>